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1.191875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23.1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table:number-columns-repeated="16378"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table:style-name="ce1"/>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table:number-columns-repeated="16378"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425</meta:generator>
    <dc:creator>Jose Carlos Pazos</dc:creator>
    <meta:creation-date>2019-03-13T11:08:37Z</meta:creation-date>
    <dc:date>2019-04-13T00:15:45Z</dc:date>
    <meta:editing-cycles>3</meta:editing-cycles>
    <meta:editing-duration>PT3899S</meta:editing-duration>
  </office:meta>
</office:document-meta>
</file>